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0.29mm"/>
    </style:style>
    <style:style style:name="co3" style:family="table-column">
      <style:table-column-properties fo:break-before="auto" style:column-width="30.66mm"/>
    </style:style>
    <style:style style:name="co4" style:family="table-column">
      <style:table-column-properties fo:break-before="auto" style:column-width="108.23mm"/>
    </style:style>
    <style:style style:name="co6" style:family="table-column">
      <style:table-column-properties fo:break-before="auto" style:column-width="123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office:value-type="string">
            <text:p>Unlockable (EN)</text:p>
          </table:table-cell>
          <table:table-cell office:value-type="string">
            <text:p>Unlockable (PT)</text:p>
          </table:table-cell>
          <table:table-cell office:value-type="string">
            <text:p>Text (EN)</text:p>
          </table:table-cell>
          <table:table-cell office:value-type="string">
            <text:p>Text (PT)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ccessory</text:p>
          </table:table-cell>
          <table:table-cell table:style-name="ce1" office:value-type="string">
            <text:p>Beret</text:p>
          </table:table-cell>
          <table:table-cell table:style-name="ce1" office:value-type="string">
            <text:p>Boina</text:p>
          </table:table-cell>
          <table:table-cell table:style-name="ce1" office:value-type="string">
            <text:p>The beret accessory, earnd for jumping with the penguin.</text:p>
          </table:table-cell>
          <table:table-cell table:style-name="ce1" office:value-type="string">
            <text:p>A boina, um acessório conseguido ao saltar com o pingüim.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ccessory</text:p>
          </table:table-cell>
          <table:table-cell office:value-type="string">
            <text:p>Crown</text:p>
          </table:table-cell>
          <table:table-cell office:value-type="string">
            <text:p>Coroa</text:p>
          </table:table-cell>
          <table:table-cell office:value-type="string">
            <text:p>The crown accessory, unlocked from the start.</text:p>
          </table:table-cell>
          <table:table-cell office:value-type="string">
            <text:p>A coroa, um acessório já desbloqueado no início.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accessory</text:p>
          </table:table-cell>
          <table:table-cell table:style-name="ce1" office:value-type="string">
            <text:p>Glasses</text:p>
          </table:table-cell>
          <table:table-cell table:style-name="ce1" office:value-type="string">
            <text:p>Óculos de Sol</text:p>
          </table:table-cell>
          <table:table-cell table:style-name="ce1" office:value-type="string">
            <text:p>The shades accessory, earned after trampling 20 chicks.</text:p>
          </table:table-cell>
          <table:table-cell table:style-name="ce1" office:value-type="string">
            <text:p>Os óculos de sol, conseguidos ao atropelar 20 pintinhos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accessory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ácara</text:p>
          </table:table-cell>
          <table:table-cell table:style-name="ce1" office:value-type="string">
            <text:p>The mask, earned for debuting three hairstyles in balls.</text:p>
          </table:table-cell>
          <table:table-cell table:style-name="ce1" office:value-type="string">
            <text:p>A máscara, conseguida ao estrear 3 penteados em bailes.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ccessory</text:p>
          </table:table-cell>
          <table:table-cell office:value-type="string">
            <text:p>Purse</text:p>
          </table:table-cell>
          <table:table-cell office:value-type="string">
            <text:p>Bolsa</text:p>
          </table:table-cell>
          <table:table-cell office:value-type="string">
            <text:p>The purse accessory, unlocked from the start.</text:p>
          </table:table-cell>
          <table:table-cell office:value-type="string">
            <text:p>A bolsa, um acessório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accessory</text:p>
          </table:table-cell>
          <table:table-cell office:value-type="string">
            <text:p>Ribbon</text:p>
          </table:table-cell>
          <table:table-cell office:value-type="string">
            <text:p>Laço</text:p>
          </table:table-cell>
          <table:table-cell office:value-type="string">
            <text:p>The ribbon accessory, unlocked from the start.</text:p>
          </table:table-cell>
          <table:table-cell office:value-type="string">
            <text:p>O laço, um acessório já desbloqueado no início.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ress</text:p>
          </table:table-cell>
          <table:table-cell table:style-name="ce1" office:value-type="string">
            <text:p>indian</text:p>
          </table:table-cell>
          <table:table-cell table:style-name="ce1" office:value-type="string">
            <text:p>Indiano</text:p>
          </table:table-cell>
          <table:table-cell table:style-name="ce1" office:value-type="string">
            <text:p>The indian dress, earned for dressing as a geisha.</text:p>
          </table:table-cell>
          <table:table-cell table:style-name="ce1" office:value-type="string">
            <text:p>O vestido indiano, conseguido ao se vestir como geisha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dress</text:p>
          </table:table-cell>
          <table:table-cell table:style-name="ce1" office:value-type="string">
            <text:p>kimono</text:p>
          </table:table-cell>
          <table:table-cell table:style-name="ce1" office:value-type="string">
            <text:p>Quimono</text:p>
          </table:table-cell>
          <table:table-cell table:style-name="ce1" office:value-type="string">
            <text:p>The kimono, earned for being crossed by the carriage.</text:p>
          </table:table-cell>
          <table:table-cell table:style-name="ce1" office:value-type="string">
            <text:p>O quimono, conseguido ao ser cruzada pela carruagem.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dress</text:p>
          </table:table-cell>
          <table:table-cell office:value-type="string">
            <text:p>pink</text:p>
          </table:table-cell>
          <table:table-cell office:value-type="string">
            <text:p>Rosa</text:p>
          </table:table-cell>
          <table:table-cell office:value-type="string">
            <text:p>The pink dress, unlocked from the start.</text:p>
          </table:table-cell>
          <table:table-cell office:value-type="string">
            <text:p>O vestido rosa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dress</text:p>
          </table:table-cell>
          <table:table-cell office:value-type="string">
            <text:p>red</text:p>
          </table:table-cell>
          <table:table-cell office:value-type="string">
            <text:p>Vermelho</text:p>
          </table:table-cell>
          <table:table-cell office:value-type="string">
            <text:p>The red dress, unlocked from the start.</text:p>
          </table:table-cell>
          <table:table-cell office:value-type="string">
            <text:p>O vestido vermelho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dress</text:p>
          </table:table-cell>
          <table:table-cell office:value-type="string">
            <text:p>simple</text:p>
          </table:table-cell>
          <table:table-cell office:value-type="string">
            <text:p>Simples</text:p>
          </table:table-cell>
          <table:table-cell office:value-type="string">
            <text:p>The simple dress, unlocked from the start.</text:p>
          </table:table-cell>
          <table:table-cell office:value-type="string">
            <text:p>O vestido simples, já desbloqueado no início.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ress</text:p>
          </table:table-cell>
          <table:table-cell table:style-name="ce1" office:value-type="string">
            <text:p>yellow</text:p>
          </table:table-cell>
          <table:table-cell table:style-name="ce1" office:value-type="string">
            <text:p>Amarelo</text:p>
          </table:table-cell>
          <table:table-cell table:style-name="ce1" office:value-type="string">
            <text:p>The yellow dress, earned for beating all kinds of enemies.</text:p>
          </table:table-cell>
          <table:table-cell table:style-name="ce1" office:value-type="string">
            <text:p>O vestido amarelo, conseguido ao derrotar todos os inimigos.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ke-up</text:p>
          </table:table-cell>
          <table:table-cell office:value-type="string">
            <text:p>eyelids</text:p>
          </table:table-cell>
          <table:table-cell office:value-type="string">
            <text:p>Cílios</text:p>
          </table:table-cell>
          <table:table-cell office:value-type="string">
            <text:p>The eyelids make-up, unlocked from the start.</text:p>
          </table:table-cell>
          <table:table-cell office:value-type="string">
            <text:p>O rímel, uma maquiagem já desbloqueada no início.</text:p>
          </table:table-cell>
          <table:table-cell table:number-columns-repeated="1019"/>
        </table:table-row>
        <table:table-row table:style-name="ro1">
          <table:table-cell office:value-type="string">
            <text:p>Make-up</text:p>
          </table:table-cell>
          <table:table-cell office:value-type="string">
            <text:p>eyeshades</text:p>
          </table:table-cell>
          <table:table-cell office:value-type="string">
            <text:p>Sombra</text:p>
          </table:table-cell>
          <table:table-cell office:value-type="string">
            <text:p>The eyeshades make-up, unlocked from the start.</text:p>
          </table:table-cell>
          <table:table-cell office:value-type="string">
            <text:p>A sombra, uma maquiagem já desbloqueada no início.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ake-up</text:p>
          </table:table-cell>
          <table:table-cell table:style-name="ce1" office:value-type="string">
            <text:p>geisha</text:p>
          </table:table-cell>
          <table:table-cell table:style-name="ce1" office:value-type="string">
            <text:p>Gueixa</text:p>
          </table:table-cell>
          <table:table-cell table:style-name="ce1" office:value-type="string">
            <text:p>The geisha look, earned for bathing while clean.</text:p>
          </table:table-cell>
          <table:table-cell table:style-name="ce1" office:value-type="string">
            <text:p>A maquiagem de gueixa, conseguida ao banhar-se limpa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Make-up</text:p>
          </table:table-cell>
          <table:table-cell table:style-name="ce1" office:value-type="string">
            <text:p>indian</text:p>
          </table:table-cell>
          <table:table-cell table:style-name="ce1" office:value-type="string">
            <text:p>Indiano</text:p>
          </table:table-cell>
          <table:table-cell table:style-name="ce1" office:value-type="string">
            <text:p>The indian look, earned for kissing the lion.</text:p>
          </table:table-cell>
          <table:table-cell table:style-name="ce1" office:value-type="string">
            <text:p>A maquiagem indiana, ao beijar o leão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Make-up</text:p>
          </table:table-cell>
          <table:table-cell table:style-name="ce1" office:value-type="string">
            <text:p>lipstick</text:p>
          </table:table-cell>
          <table:table-cell table:style-name="ce1" office:value-type="string">
            <text:p>Batom</text:p>
          </table:table-cell>
          <table:table-cell table:style-name="ce1" office:value-type="string">
            <text:p>The lipstick make-up, earned for entering your own castle.</text:p>
          </table:table-cell>
          <table:table-cell table:style-name="ce1" office:value-type="string">
            <text:p>O batom, conseguido ao entrar em seu próprio castelo.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Make-up</text:p>
          </table:table-cell>
          <table:table-cell office:value-type="string">
            <text:p>simple</text:p>
          </table:table-cell>
          <table:table-cell office:value-type="string">
            <text:p>Simples</text:p>
          </table:table-cell>
          <table:table-cell office:value-type="string">
            <text:p>The simple make-up, unlocked from the start.</text:p>
          </table:table-cell>
          <table:table-cell office:value-type="string">
            <text:p>Uma maquiagem simples, já desbloqueada no início.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hoes</text:p>
          </table:table-cell>
          <table:table-cell table:style-name="ce1" office:value-type="string">
            <text:p>boots</text:p>
          </table:table-cell>
          <table:table-cell table:style-name="ce1" office:value-type="string">
            <text:p>Botas</text:p>
          </table:table-cell>
          <table:table-cell table:style-name="ce1" office:value-type="string">
            <text:p>The go-go boots, earned by crossing the drains clean.</text:p>
          </table:table-cell>
          <table:table-cell table:style-name="ce1" office:value-type="string">
            <text:p>As botas, conseguidas ao cruzar os drenos limpa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shoes</text:p>
          </table:table-cell>
          <table:table-cell table:style-name="ce1" office:value-type="string">
            <text:p>Glass</text:p>
          </table:table-cell>
          <table:table-cell table:style-name="ce1" office:value-type="string">
            <text:p>Cristal</text:p>
          </table:table-cell>
          <table:table-cell table:style-name="ce1" office:value-type="string">
            <text:p>The glass sandals, earned for wearing the outfit in the ending.</text:p>
          </table:table-cell>
          <table:table-cell table:style-name="ce1" office:value-type="string">
            <text:p>Os sapatos de cristal, conseguidos ao vestir-se como no fim do jogo.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>
            <text:p>shoes</text:p>
          </table:table-cell>
          <table:table-cell table:style-name="ce1" office:value-type="string">
            <text:p>flower</text:p>
          </table:table-cell>
          <table:table-cell table:style-name="ce1" office:value-type="string">
            <text:p>Flor</text:p>
          </table:table-cell>
          <table:table-cell table:style-name="ce1" office:value-type="string">
            <text:p>The flower sandals, earned for visiting all streets in one day.</text:p>
          </table:table-cell>
          <table:table-cell table:style-name="ce1" office:value-type="string">
            <text:p>As sandálias de flores, conseguidas ao visitar todas as ruas em 1 dia.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shoes</text:p>
          </table:table-cell>
          <table:table-cell office:value-type="string">
            <text:p>red</text:p>
          </table:table-cell>
          <table:table-cell office:value-type="string">
            <text:p>Vermelho</text:p>
          </table:table-cell>
          <table:table-cell office:value-type="string">
            <text:p>The red shoes, unlocked from the start.</text:p>
          </table:table-cell>
          <table:table-cell office:value-type="string">
            <text:p>O vestido vermelho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shoes</text:p>
          </table:table-cell>
          <table:table-cell office:value-type="string">
            <text:p>slipper</text:p>
          </table:table-cell>
          <table:table-cell office:value-type="string">
            <text:p>Sandália</text:p>
          </table:table-cell>
          <table:table-cell office:value-type="string">
            <text:p>The slippers, unlocked from the start.</text:p>
          </table:table-cell>
          <table:table-cell office:value-type="string">
            <text:p>As sandálias, já desbloqueadas no início.</text:p>
          </table:table-cell>
          <table:table-cell table:number-columns-repeated="1019"/>
        </table:table-row>
        <table:table-row table:style-name="ro1">
          <table:table-cell office:value-type="string">
            <text:p>shoes</text:p>
          </table:table-cell>
          <table:table-cell office:value-type="string">
            <text:p>white</text:p>
          </table:table-cell>
          <table:table-cell office:value-type="string">
            <text:p>Branco</text:p>
          </table:table-cell>
          <table:table-cell office:value-type="string">
            <text:p>The white dress, unlocked from the start.</text:p>
          </table:table-cell>
          <table:table-cell office:value-type="string">
            <text:p>O vestido branso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black</text:p>
          </table:table-cell>
          <table:table-cell office:value-type="string">
            <text:p>Preto</text:p>
          </table:table-cell>
          <table:table-cell office:value-type="string">
            <text:p>The black hairstyle, unlocked from the start.</text:p>
          </table:table-cell>
          <table:table-cell office:value-type="string">
            <text:p>O penteado moreno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braid and tail</text:p>
          </table:table-cell>
          <table:table-cell office:value-type="string">
            <text:p>Trança e Rabo</text:p>
          </table:table-cell>
          <table:table-cell office:value-type="string">
            <text:p>The braid and tail hairstyle, unlocked from the start.</text:p>
          </table:table-cell>
          <table:table-cell office:value-type="string">
            <text:p>O penteado com trança e rabo-de-cabalo, desbloqueado já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brown</text:p>
          </table:table-cell>
          <table:table-cell office:value-type="string">
            <text:p>Marrom</text:p>
          </table:table-cell>
          <table:table-cell office:value-type="string">
            <text:p>The brown hairstyle, unlocked from the start.</text:p>
          </table:table-cell>
          <table:table-cell office:value-type="string">
            <text:p>O penteado castanho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cinderella</text:p>
          </table:table-cell>
          <table:table-cell office:value-type="string">
            <text:p>Cinderela</text:p>
          </table:table-cell>
          <table:table-cell office:value-type="string">
            <text:p>Cinderella's hairstyle, earned for visiting her.</text:p>
          </table:table-cell>
          <table:table-cell office:value-type="string">
            <text:p>O penteado da Cinderela, conseguido ao visitá-la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geisha</text:p>
          </table:table-cell>
          <table:table-cell office:value-type="string">
            <text:p>Gueixa</text:p>
          </table:table-cell>
          <table:table-cell office:value-type="string">
            <text:p>The geisha hairstyle, unlocked from the start.</text:p>
          </table:table-cell>
          <table:table-cell office:value-type="string">
            <text:p>O penteado de geisha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rapunzel</text:p>
          </table:table-cell>
          <table:table-cell office:value-type="string">
            <text:p>Rapunzel</text:p>
          </table:table-cell>
          <table:table-cell table:style-name="ce2" office:value-type="string">
            <text:p>Rapunzel's hairstyle, earned for visiting her.</text:p>
          </table:table-cell>
          <table:table-cell office:value-type="string">
            <text:p>O penteado da Rapunzel, conseguido ao visitá-la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rastafari</text:p>
          </table:table-cell>
          <table:table-cell office:value-type="string">
            <text:p>Rastafari</text:p>
          </table:table-cell>
          <table:table-cell office:value-type="string">
            <text:p>The rastafari hairstyle, unlocked from the start.</text:p>
          </table:table-cell>
          <table:table-cell office:value-type="string">
            <text:p>O penteado rastafari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red</text:p>
          </table:table-cell>
          <table:table-cell office:value-type="string">
            <text:p>Vermelho</text:p>
          </table:table-cell>
          <table:table-cell office:value-type="string">
            <text:p>The red hairstyle, unlocked from the start.</text:p>
          </table:table-cell>
          <table:table-cell office:value-type="string">
            <text:p>O penteado ruivo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short</text:p>
          </table:table-cell>
          <table:table-cell office:value-type="string">
            <text:p>Curto</text:p>
          </table:table-cell>
          <table:table-cell office:value-type="string">
            <text:p>The short hairstyle, unlocked from the start.</text:p>
          </table:table-cell>
          <table:table-cell office:value-type="string">
            <text:p>O penteado curto, já desbloqueado no início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sleepimg</text:p>
          </table:table-cell>
          <table:table-cell office:value-type="string">
            <text:p>Bela Adormecida</text:p>
          </table:table-cell>
          <table:table-cell table:style-name="ce2" office:value-type="string">
            <text:p>Sleeping Beauty's hairstyle, earned for visiting her.</text:p>
          </table:table-cell>
          <table:table-cell office:value-type="string">
            <text:p>O pentado da Bela Adormecida, conseguido ao visitá-la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snow white</text:p>
          </table:table-cell>
          <table:table-cell office:value-type="string">
            <text:p>Branca de Neve</text:p>
          </table:table-cell>
          <table:table-cell office:value-type="string">
            <text:p>Snow White's hairstyle, earned for visiting her.</text:p>
          </table:table-cell>
          <table:table-cell office:value-type="string">
            <text:p>O penteado da Branca de Neve, conseguido ao visitá-la.</text:p>
          </table:table-cell>
          <table:table-cell table:number-columns-repeated="1019"/>
        </table:table-row>
        <table:table-row table:style-name="ro1">
          <table:table-cell office:value-type="string">
            <text:p>hair style</text:p>
          </table:table-cell>
          <table:table-cell office:value-type="string">
            <text:p>yellow</text:p>
          </table:table-cell>
          <table:table-cell office:value-type="string">
            <text:p>Loiro</text:p>
          </table:table-cell>
          <table:table-cell office:value-type="string">
            <text:p>The blonde hairstyle, unlocked from the start.</text:p>
          </table:table-cell>
          <table:table-cell office:value-type="string">
            <text:p>O penteado louro, já desbloqueado no início.</text:p>
          </table:table-cell>
          <table:table-cell table:number-columns-repeated="1019"/>
        </table:table-row>
      </table:table>
      <table:table table:name="Planilh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3">13/02/2011</text:date>, <text:time>11:15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c </meta:initial-creator>
    <meta:creation-date>2011-02-12T19:38:55</meta:creation-date>
    <dc:date>2011-02-13T11:15:26</dc:date>
    <dc:creator>Isac </dc:creator>
    <meta:editing-duration>PT02H46M20S</meta:editing-duration>
    <meta:editing-cycles>22</meta:editing-cycles>
    <meta:generator>OpenOffice.org/3.2$Unix OpenOffice.org_project/320m19$Build-9505</meta:generator>
    <meta:document-statistic meta:table-count="3" meta:cell-count="184" meta:object-count="0"/>
  </office:meta>
</office:document-meta>
</file>